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134c" officeooo:paragraph-rsid="0008134c"/>
    </style:style>
    <style:style style:name="P2" style:family="paragraph" style:parent-style-name="Standard">
      <style:text-properties officeooo:rsid="00096a4a" officeooo:paragraph-rsid="00096a4a"/>
    </style:style>
    <style:style style:name="P3" style:family="paragraph" style:parent-style-name="Standard">
      <style:text-properties officeooo:rsid="000afd38" officeooo:paragraph-rsid="000afd38"/>
    </style:style>
    <style:style style:name="P4" style:family="paragraph" style:parent-style-name="Standard">
      <style:text-properties officeooo:rsid="000c6321" officeooo:paragraph-rsid="000c6321"/>
    </style:style>
    <style:style style:name="P5" style:family="paragraph" style:parent-style-name="Standard">
      <style:text-properties officeooo:rsid="000cc123" officeooo:paragraph-rsid="000cc123"/>
    </style:style>
    <style:style style:name="P6" style:family="paragraph" style:parent-style-name="Standard">
      <style:text-properties officeooo:rsid="000cc123" officeooo:paragraph-rsid="000cc30c"/>
    </style:style>
    <style:style style:name="P7" style:family="paragraph" style:parent-style-name="Standard">
      <style:text-properties officeooo:rsid="000cc123" officeooo:paragraph-rsid="000e543c"/>
    </style:style>
    <style:style style:name="P8" style:family="paragraph" style:parent-style-name="Standard">
      <style:text-properties officeooo:rsid="000cc123" officeooo:paragraph-rsid="0010e65e"/>
    </style:style>
    <style:style style:name="P9" style:family="paragraph" style:parent-style-name="Standard">
      <style:text-properties officeooo:rsid="000cc123" officeooo:paragraph-rsid="00123fe3"/>
    </style:style>
    <style:style style:name="P10" style:family="paragraph" style:parent-style-name="Standard">
      <style:text-properties officeooo:rsid="000cc123" officeooo:paragraph-rsid="00140411"/>
    </style:style>
    <style:style style:name="P11" style:family="paragraph" style:parent-style-name="Standard">
      <style:text-properties officeooo:rsid="00140411" officeooo:paragraph-rsid="00140411"/>
    </style:style>
    <style:style style:name="P12" style:family="paragraph" style:parent-style-name="Standard">
      <style:text-properties officeooo:rsid="0017e878" officeooo:paragraph-rsid="0017e878"/>
    </style:style>
    <style:style style:name="P13" style:family="paragraph" style:parent-style-name="Standard">
      <style:text-properties officeooo:rsid="001ce862" officeooo:paragraph-rsid="001ce862"/>
    </style:style>
    <style:style style:name="T1" style:family="text">
      <style:text-properties officeooo:rsid="000a2b9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c2f04"/>
    </style:style>
    <style:style style:name="T4" style:family="text">
      <style:text-properties style:text-underline-style="solid" style:text-underline-width="auto" style:text-underline-color="font-color" officeooo:rsid="000a2b90"/>
    </style:style>
    <style:style style:name="T5" style:family="text">
      <style:text-properties officeooo:rsid="000cc30c"/>
    </style:style>
    <style:style style:name="T6" style:family="text">
      <style:text-properties officeooo:rsid="000e88c4"/>
    </style:style>
    <style:style style:name="T7" style:family="text">
      <style:text-properties officeooo:rsid="001113e3"/>
    </style:style>
    <style:style style:name="T8" style:family="text">
      <style:text-properties style:text-underline-style="none" officeooo:rsid="00118098"/>
    </style:style>
    <style:style style:name="T9" style:family="text">
      <style:text-properties officeooo:rsid="00123fe3"/>
    </style:style>
    <style:style style:name="T10" style:family="text">
      <style:text-properties officeooo:rsid="0015e93d"/>
    </style:style>
    <style:style style:name="T11" style:family="text">
      <style:text-properties officeooo:rsid="00196f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xana Tesileanu</text:p>
      <text:p text:style-name="P1"/>
      <text:p text:style-name="P1">Resume </text:p>
      <text:p text:style-name="P1">Assessing biological realism of wildlife population estimates in data-poor systems</text:p>
      <text:p text:style-name="P1">Popescu et al. 2016</text:p>
      <text:p text:style-name="P1"/>
      <text:p text:style-name="P1"/>
      <text:p text:style-name="P1"/>
      <text:p text:style-name="P2"><text:span text:style-name="T2">regulated hunt</text:span><text:span text:style-name="T3">ing</text:span> =&gt; as a <text:span text:style-name="T2">management tool </text:span><text:span text:style-name="T4">needs reliable population data</text:span><text:span text:style-name="T1">.</text:span></text:p>
      <text:p text:style-name="P3"/>
      <text:p text:style-name="P3"/>
      <text:p text:style-name="P3">Decisions are based on a multitude of factors not only biological considerations.</text:p>
      <text:p text:style-name="P3"/>
      <text:p text:style-name="P4"/>
      <text:p text:style-name="P4"><text:span text:style-name="T2">Evaluate the biological plausibility of reported population estimates</text:span> used for hunting decisions for: brown bear, wolf, lynx.</text:p>
      <text:p text:style-name="P4"/>
      <text:p text:style-name="P5">Romania as data-poor region and with “corrupting” <text:s/>game managers.</text:p>
      <text:p text:style-name="P5"/>
      <text:p text:style-name="P5"/>
      <text:p text:style-name="P6"><text:span text:style-name="T5">Aims of the article:</text:span></text:p>
      <text:p text:style-name="P7">- <text:span text:style-name="T5">compare population growth rates calculated from reported abundances (2005-2012) to growth rates in other countries.</text:span></text:p>
      <text:p text:style-name="P8">- <text:span text:style-name="T6">test whether reported estimates fell within the bounds of biologically plausible trajectories.</text:span></text:p>
      <text:p text:style-name="P9">- <text:span text:style-name="T7">relationship between the amount of </text:span><text:span text:style-name="T8">hunting and occurrence of biologically unrealistic estimates.</text:span></text:p>
      <text:p text:style-name="P9"><text:span text:style-name="T8"/></text:p>
      <text:p text:style-name="P10"><text:span text:style-name="T9">For b. bear the annual population growth rates are greater than the max. published growth rates. The diff. was positively correlated with hunting. </text:span></text:p>
      <text:p text:style-name="P10"/>
      <text:p text:style-name="P11">For wolf the reported estimates were within the bounds of the plausible biological trajectories. </text:p>
      <text:p text:style-name="P11"/>
      <text:p text:style-name="P11">For lynx the reported estimates were lower. </text:p>
      <text:p text:style-name="P11"/>
      <text:p text:style-name="P11"/>
      <text:p text:style-name="P11">POPULATION ESTIMATES USED BY MANA<text:span text:style-name="T10">GEMENT AGENCIES vs. DEMOGRAPHIC DATA FROM STUDIES</text:span></text:p>
      <text:p text:style-name="P12">=&gt; evaluate <text:span text:style-name="T11">the biological plausibility of wildlife data in data-poor systems.</text:span></text:p>
      <text:p text:style-name="P12"/>
      <text:p text:style-name="P12"/>
      <text:p text:style-name="P13">Hunting is </text:p>
      <text:p text:style-name="P11"/>
      <text:p text:style-name="P10"/>
      <text:p text:style-name="P10"><text:span text:style-name="T9"><text:s/></text:span><text:s/></text:p>
      <text:p text:style-name="P4"/>
      <text:p text:style-name="P4"/>
      <text:p text:style-name="P4"><text:s/></text:p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9T10:21:37.223801138</meta:creation-date>
    <dc:date>2016-07-29T12:45:50.689149669</dc:date>
    <meta:editing-duration>PT2H13M49S</meta:editing-duration>
    <meta:editing-cycles>23</meta:editing-cycles>
    <meta:generator>LibreOffice/5.1.4.2$Linux_X86_64 LibreOffice_project/10m0$Build-2</meta:generator>
    <meta:document-statistic meta:table-count="0" meta:image-count="0" meta:object-count="0" meta:page-count="1" meta:paragraph-count="20" meta:word-count="180" meta:character-count="1261" meta:non-whitespace-character-count="1090"/>
  </office:meta>
</office:document-meta>
</file>